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Sans Serif" svg:font-family="'Microsoft Sans Serif'" style:font-family-generic="swiss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/>
    </style:style>
    <style:style style:name="P2" style:family="paragraph" style:parent-style-name="Standard">
      <style:text-properties style:font-name="Microsoft Sans Serif" officeooo:rsid="00015fe1" officeooo:paragraph-rsid="00015fe1"/>
    </style:style>
    <style:style style:name="P3" style:family="paragraph" style:parent-style-name="Standard" style:list-style-name="L1">
      <style:text-properties style:font-name="Microsoft Sans Serif" officeooo:rsid="0003416e" officeooo:paragraph-rsid="0003416e"/>
    </style:style>
    <style:style style:name="P4" style:family="paragraph" style:parent-style-name="Standard" style:list-style-name="L1">
      <style:text-properties style:font-name="Microsoft Sans Serif" officeooo:rsid="0004900d" officeooo:paragraph-rsid="0004900d"/>
    </style:style>
    <style:style style:name="P5" style:family="paragraph" style:parent-style-name="Standard" style:list-style-name="L1">
      <style:text-properties fo:color="#f8f8f2" loext:opacity="100%" style:font-name="Menlo" fo:font-size="9pt" fo:font-style="normal" fo:font-weight="normal" officeooo:rsid="0004900d" officeooo:paragraph-rsid="0004900d" fo:background-color="#282a36" style:font-style-asian="normal" style:font-style-complex="normal"/>
    </style:style>
    <style:style style:name="P6" style:family="paragraph" style:parent-style-name="Standard" style:list-style-name="L1">
      <style:text-properties style:font-name="Microsoft Sans Serif" fo:font-style="normal" officeooo:rsid="00051f22" officeooo:paragraph-rsid="00051f22" style:font-style-asian="normal" style:font-style-complex="normal"/>
    </style:style>
    <style:style style:name="P7" style:family="paragraph" style:parent-style-name="Standard" style:list-style-name="L1">
      <style:text-properties style:font-name="Microsoft Sans Serif" fo:font-style="italic" officeooo:rsid="00051f22" officeooo:paragraph-rsid="00051f22" style:font-style-asian="italic" style:font-style-complex="italic"/>
    </style:style>
    <style:style style:name="P8" style:family="paragraph" style:parent-style-name="Standard" style:list-style-name="L1">
      <style:text-properties style:font-name="Microsoft Sans Serif" fo:font-style="normal" officeooo:rsid="00051f22" officeooo:paragraph-rsid="00058910" style:font-style-asian="normal" style:font-style-complex="normal"/>
    </style:style>
    <style:style style:name="P9" style:family="paragraph" style:parent-style-name="Standard" style:list-style-name="L2">
      <style:text-properties style:font-name="Microsoft Sans Serif" fo:font-style="normal" officeooo:rsid="0004900d" officeooo:paragraph-rsid="0004900d" style:font-style-asian="normal" style:font-style-complex="normal"/>
    </style:style>
    <style:style style:name="P10" style:family="paragraph" style:parent-style-name="Standard">
      <style:text-properties style:font-name="Microsoft Sans Serif" officeooo:rsid="0003416e" officeooo:paragraph-rsid="0003416e"/>
    </style:style>
    <style:style style:name="P11" style:family="paragraph" style:parent-style-name="Standard" style:list-style-name="L1">
      <style:text-properties officeooo:paragraph-rsid="0003416e"/>
    </style:style>
    <style:style style:name="P12" style:family="paragraph" style:parent-style-name="Standard" style:list-style-name="L1">
      <style:text-properties style:font-name="Microsoft Sans Serif" officeooo:rsid="00058910" officeooo:paragraph-rsid="00058910"/>
    </style:style>
    <style:style style:name="P13" style:family="paragraph" style:parent-style-name="Standard">
      <style:text-properties style:font-name="Microsoft Sans Serif" officeooo:rsid="00058910" officeooo:paragraph-rsid="00058910"/>
    </style:style>
    <style:style style:name="P14" style:family="paragraph" style:parent-style-name="Standard" style:list-style-name="L1">
      <style:text-properties style:font-name="Microsoft Sans Serif" officeooo:rsid="000746e5" officeooo:paragraph-rsid="000746e5"/>
    </style:style>
    <style:style style:name="P15" style:family="paragraph" style:parent-style-name="Standard" style:list-style-name="L1">
      <style:text-properties style:font-name="Microsoft Sans Serif" officeooo:rsid="00093c2e" officeooo:paragraph-rsid="00093c2e"/>
    </style:style>
    <style:style style:name="P16" style:family="paragraph" style:parent-style-name="Standard" style:list-style-name="L1">
      <style:text-properties style:font-name="Microsoft Sans Serif" officeooo:rsid="000c6a38" officeooo:paragraph-rsid="000c6a38"/>
    </style:style>
    <style:style style:name="P17" style:family="paragraph" style:parent-style-name="Standard">
      <style:text-properties style:font-name="Microsoft Sans Serif" officeooo:rsid="000c6a38" officeooo:paragraph-rsid="000c6a38"/>
    </style:style>
    <style:style style:name="P18" style:family="paragraph" style:parent-style-name="Standard" style:list-style-name="L3">
      <style:text-properties style:font-name="Microsoft Sans Serif" officeooo:rsid="000c6a38" officeooo:paragraph-rsid="000c6a38"/>
    </style:style>
    <style:style style:name="P19" style:family="paragraph" style:parent-style-name="Standard" style:list-style-name="L3">
      <style:text-properties style:font-name="Microsoft Sans Serif" officeooo:rsid="000cbee1" officeooo:paragraph-rsid="000cbee1"/>
    </style:style>
    <style:style style:name="P20" style:family="paragraph" style:parent-style-name="Standard">
      <style:text-properties style:font-name="Microsoft Sans Serif" officeooo:rsid="000cbee1" officeooo:paragraph-rsid="000cbee1"/>
    </style:style>
    <style:style style:name="P21" style:family="paragraph" style:parent-style-name="Standard">
      <style:text-properties fo:color="#f8f8f2" loext:opacity="100%" style:font-name="Menlo" fo:font-size="9pt" fo:font-weight="normal" officeooo:rsid="000cbee1" officeooo:paragraph-rsid="000cbee1" fo:background-color="#282a36"/>
    </style:style>
    <style:style style:name="P22" style:family="paragraph" style:parent-style-name="Standard">
      <style:paragraph-properties fo:margin-left="0in" fo:margin-right="0in" style:line-height-at-least="0.1874in" fo:text-indent="0in" style:auto-text-indent="false"/>
      <style:text-properties fo:color="#f8f8f2" loext:opacity="100%" style:font-name="Menlo" fo:font-size="9pt" fo:font-weight="normal" fo:background-color="#282a36"/>
    </style:style>
    <style:style style:name="P23" style:family="paragraph" style:parent-style-name="Standard" style:list-style-name="L1">
      <style:text-properties style:font-name="Microsoft Sans Serif" style:text-underline-style="none" officeooo:rsid="000cbee1" officeooo:paragraph-rsid="000cbee1"/>
    </style:style>
    <style:style style:name="P24" style:family="paragraph" style:parent-style-name="Standard">
      <style:text-properties style:font-name="Microsoft Sans Serif" style:text-underline-style="none" officeooo:rsid="000cbee1" officeooo:paragraph-rsid="000cbee1"/>
    </style:style>
    <style:style style:name="P25" style:family="paragraph" style:parent-style-name="Standard">
      <style:text-properties style:font-name="Microsoft Sans Serif" style:text-underline-style="none" officeooo:rsid="000def20" officeooo:paragraph-rsid="000def20"/>
    </style:style>
    <style:style style:name="P26" style:family="paragraph" style:parent-style-name="Standard">
      <style:text-properties style:font-name="Microsoft Sans Serif" style:text-underline-style="none" officeooo:rsid="000fba2d" officeooo:paragraph-rsid="000fba2d"/>
    </style:style>
    <style:style style:name="P27" style:family="paragraph" style:parent-style-name="Standard">
      <style:text-properties style:font-name="Microsoft Sans Serif" style:text-underline-style="none" officeooo:rsid="00114e13" officeooo:paragraph-rsid="00114e13"/>
    </style:style>
    <style:style style:name="T1" style:family="text">
      <style:text-properties fo:color="#ff8000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51f22"/>
    </style:style>
    <style:style style:name="T3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79c6" loext:opacity="100%"/>
    </style:style>
    <style:style style:name="T7" style:family="text">
      <style:text-properties fo:color="#e9f284" loext:opacity="100%"/>
    </style:style>
    <style:style style:name="T8" style:family="text">
      <style:text-properties fo:color="#f1fa8c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58910"/>
    </style:style>
    <style:style style:name="T11" style:family="text">
      <style:text-properties fo:color="#ff79c6" loext:opacity="100%" style:font-name="Menlo" fo:font-size="9pt" fo:font-weight="normal" officeooo:rsid="0004900d" fo:background-color="#282a36" loext:char-shading-value="0"/>
    </style:style>
    <style:style style:name="T12" style:family="text">
      <style:text-properties fo:color="#f8f8f2" loext:opacity="100%" style:font-name="Menlo" fo:font-size="9pt" fo:font-weight="normal" officeooo:rsid="0004900d" fo:background-color="#282a36" loext:char-shading-value="0"/>
    </style:style>
    <style:style style:name="T13" style:family="text">
      <style:text-properties fo:color="#e9f284" loext:opacity="100%" style:font-name="Menlo" fo:font-size="9pt" fo:font-weight="normal" officeooo:rsid="0004900d" fo:background-color="#282a36" loext:char-shading-value="0"/>
    </style:style>
    <style:style style:name="T14" style:family="text">
      <style:text-properties fo:color="#f1fa8c" loext:opacity="100%" style:font-name="Menlo" fo:font-size="9pt" fo:font-weight="normal" officeooo:rsid="0004900d" fo:background-color="#282a36" loext:char-shading-value="0"/>
    </style:style>
    <style:style style:name="T15" style:family="text">
      <style:text-properties fo:font-style="italic" officeooo:rsid="00058910" style:font-style-asian="italic" style:font-style-complex="italic"/>
    </style:style>
    <style:style style:name="T16" style:family="text">
      <style:text-properties style:font-name="Microsoft Sans Serif" officeooo:rsid="00058910"/>
    </style:style>
    <style:style style:name="T17" style:family="text">
      <style:text-properties officeooo:rsid="000cbee1"/>
    </style:style>
    <style:style style:name="T18" style:family="text">
      <style:text-properties officeooo:rsid="00114e1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evel 2 Project</text:p>
      <text:p text:style-name="P2"/>
      <text:list xml:id="list2154618149" text:style-name="L1">
        <text:list-item>
          <text:p text:style-name="P3">What are variables?</text:p>
          <text:list>
            <text:list-item>
              <text:p text:style-name="P3">They are a unique identifier, they are a way of giving value to something to be stored for later.</text:p>
            </text:list-item>
            <text:list-item>
              <text:p text:style-name="P3">It’s like a labeled box:<text:tab/></text:p>
              <text:list>
                <text:list-item>
                  <text:p text:style-name="P3">The label to the box represents the <text:span text:style-name="T1">variable name</text:span>.</text:p>
                </text:list-item>
                <text:list-item>
                  <text:p text:style-name="P3">The item inside the box is <text:span text:style-name="T2">the</text:span> <text:span text:style-name="T3">value</text:span> – You can read it anytime.</text:p>
                  <text:list>
                    <text:list-item>
                      <text:p text:style-name="P4">Some boxes can change by using <text:span text:style-name="T4">let</text:span><text:span text:style-name="T5"> <text:s/>for example.</text:span></text:p>
                      <text:list>
                        <text:list-item>
                          <text:p text:style-name="P5"><text:span text:style-name="T6">let</text:span> name <text:span text:style-name="T6">=</text:span> <text:span text:style-name="T7">"</text:span><text:span text:style-name="T8">John</text:span><text:span text:style-name="T7">"</text:span>;</text:p>
                        </text:list-item>
                        <text:list-item>
                          <text:p text:style-name="P6"><text:span text:style-name="T4">let</text:span> is our variable</text:p>
                        </text:list-item>
                        <text:list-item>
                          <text:p text:style-name="P7">name <text:span text:style-name="T5">is the name of the variable</text:span></text:p>
                        </text:list-item>
                        <text:list-item>
                          <text:p text:style-name="P7">= <text:span text:style-name="T5"><text:s/>signifies what we’re setting to.</text:span></text:p>
                          <text:list>
                            <text:list-item>
                              <text:p text:style-name="P6">This means we’re assigning a <text:span text:style-name="T9">value </text:span><text:span text:style-name="T10">to a variable.</text:span></text:p>
                            </text:list-item>
                            <text:list-item>
                              <text:p text:style-name="P8">So <text:span text:style-name="T11">=</text:span><text:span text:style-name="T12"> </text:span><text:span text:style-name="T13">"</text:span><text:span text:style-name="T14">John</text:span><text:span text:style-name="T13">"</text:span><text:span text:style-name="T12">;</text:span> <text:s/>- <text:span text:style-name="T10">the word John now lives in the variable <text:s/></text:span><text:span text:style-name="T12">na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9"/>
                      <text:p text:style-name="P9"/>
                    </text:list-item>
                  </text:list>
                </text:list-item>
              </text:list>
            </text:list-item>
          </text:list>
        </text:list-item>
      </text:list>
      <text:list text:continue-list="list2154618149" text:style-name="L1">
        <text:list-item>
          <text:list>
            <text:list-item>
              <text:p text:style-name="P3">We have:</text:p>
              <text:list>
                <text:list-item>
                  <text:p text:style-name="P3"><text:span text:style-name="T15">Let</text:span> – variables <text:span text:style-name="T10">that can change</text:span></text:p>
                </text:list-item>
                <text:list-item>
                  <text:p text:style-name="P3">Const – variables <text:span text:style-name="T10">that stay fixed</text:span></text:p>
                  <text:list>
                    <text:list-item>
                      <text:p text:style-name="P3">Essentially the same thing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list text:continue-numbering="true" text:style-name="L1">
        <text:list-item>
          <text:p text:style-name="P11"><text:span text:style-name="T16">What are API’s?</text:span></text:p>
          <text:list>
            <text:list-item>
              <text:p text:style-name="P12">API are essentially a database of a bunch of information that you can use and integrate to your project.</text:p>
            </text:list-item>
            <text:list-item>
              <text:p text:style-name="P12">Some API’s are free.</text:p>
            </text:list-item>
          </text:list>
        </text:list-item>
      </text:list>
      <text:p text:style-name="P13"/>
      <text:p text:style-name="P13"/>
      <text:p text:style-name="P13"/>
      <text:list xml:id="list92754809653734" text:continue-numbering="true" text:style-name="L1">
        <text:list-item>
          <text:p text:style-name="P14">Camel Casing</text:p>
          <text:list>
            <text:list-item>
              <text:p text:style-name="P15">Whenever you want to name your variable something that is not just one word. </text:p>
              <text:list>
                <text:list-item>
                  <text:p text:style-name="P16">Add an uppercase letter to the second word.</text:p>
                </text:list-item>
              </text:list>
            </text:list-item>
          </text:list>
        </text:list-item>
      </text:list>
      <text:p text:style-name="P17"/>
      <text:p text:style-name="P17"/>
      <text:p text:style-name="P17">Best practices:</text:p>
      <text:list text:style-name="L3">
        <text:list-item>
          <text:p text:style-name="P18">Be explicit and deliberate about <text:span text:style-name="T17">naming your variables.</text:span></text:p>
        </text:list-item>
        <text:list-item>
          <text:p text:style-name="P19">You need to know what they are for, and this becomes critical as your code gets longer.</text:p>
        </text:list-item>
      </text:list>
      <text:p text:style-name="P20"/>
      <text:p text:style-name="P21">let → changeable variable</text:p>
      <text:p text:style-name="P22">const → fixed reference</text:p>
      <text:p text:style-name="P22">= → assignment operator</text:p>
      <text:p text:style-name="P22">"" → string value – <text:span text:style-name="T17">When dealing with text or a paragraph, you’ll always want to add quotation marks.</text:span></text:p>
      <text:p text:style-name="P20"/>
      <text:list text:continue-list="list92754809653734" text:style-name="L1">
        <text:list-item>
          <text:list>
            <text:list-item>
              <text:list>
                <text:list-header>
                  <text:p text:style-name="P12"><text:soft-page-break/></text:p>
                </text:list-header>
              </text:list>
            </text:list-item>
          </text:list>
          <text:p text:style-name="P23">Scopes:</text:p>
        </text:list-item>
        <text:list-item>
          <text:p text:style-name="P23">var is an old legacy type of variable code.</text:p>
          <text:list>
            <text:list-item>
              <text:p text:style-name="P23">No longer used really.</text:p>
            </text:list-item>
            <text:list-item>
              <text:p text:style-name="P23">Its a little dangerous, it can be used anywhere in your code and can cause bugs.</text:p>
            </text:list-item>
            <text:list-item>
              <text:p text:style-name="P23">Let and const came to replace it.</text:p>
            </text:list-item>
          </text:list>
        </text:list-item>
      </text:list>
      <text:p text:style-name="P24"/>
      <text:p text:style-name="P24"/>
      <text:p text:style-name="P25">Objects:</text:p>
      <text:p text:style-name="P25"/>
      <text:p text:style-name="P25">- Objects have a key and a value pair.</text:p>
      <text:p text:style-name="P25"/>
      <text:p text:style-name="P25"/>
      <text:p text:style-name="P26"><text:span text:style-name="T9">- Quotations</text:span> <text:span text:style-name="T18">can be ‘ or double “, but if you use them try to stick to one only.</text:span></text:p>
      <text:p text:style-name="P27"><text:span text:style-name="T9">- Back ticks </text:span>`` are great for writing strings and passing on a variable in that same string.</text:p>
      <text:p text:style-name="P25"/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Sans Serif" svg:font-family="'Microsoft Sans Serif'" style:font-family-generic="swiss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07:10:25.026340000</meta:creation-date>
    <dc:date>2026-02-21T09:27:50.319890000</dc:date>
    <meta:editing-duration>P2DT23H13M11S</meta:editing-duration>
    <meta:editing-cycles>2</meta:editing-cycles>
    <meta:generator>LibreOffice/25.8.4.2$MacOSX_X86_64 LibreOffice_project/290daaa01b999472f0c7a3890eb6a550fd74c6df</meta:generator>
    <meta:document-statistic meta:table-count="0" meta:image-count="0" meta:object-count="0" meta:page-count="2" meta:paragraph-count="42" meta:word-count="343" meta:character-count="1665" meta:non-whitespace-character-count="1383"/>
  </office:meta>
</office:document-meta>
</file>